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1" style:parent-style-name="Standard" style:family="paragraph">
      <style:text-properties officeooo:paragraph-rsid="0088d14b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5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6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33" style:parent-style-name="Standard" style:family="paragraph">
      <style:text-properties officeooo:paragraph-rsid="008fe1d9" style:font-size-asian="12pt" style:font-name="Arial" fo:font-size="12pt" style:font-size-complex="12pt"/>
    </style:style>
    <style:style style:name="P3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7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8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4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2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3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3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3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4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p><office:annotation><dc:creator>POD</dc:creator><dc:date>2015-03-12T16:38:05</dc:date><text:p>Error while evaluating expression "(loop.i.nb &lt; (loop.i.length-1) and i&gt;1)". NameError: name 'loop' is not defined</text:p><text:p>   File "/home/david/Documents/AutomatizaciónFL/Oficial/appy/pod/actions.py", line 87, in _evalExpr</text:p><text:p>    res = eval(expr, context)</text:p><text:p>   File "&lt;string&gt;", line 1, in &lt;module&gt;</text:p><text:p> &lt;type 'exceptions.NameError'&gt;: name 'loop' is not defined</text:p></office:annotation></text:p>
      <text:p text:style-name="P19"/>
      <text:section text:style-name="Sect1" text:name="Section Matriz 1">
        <text:p text:style-name="P18"><text:span text:style-name="T8"/><text:change-end text:change-id="ct67087584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5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6">Parámetros a contratar</text:p>
            </table:table-cell>
            <table:table-cell office:value-type="string" table:style-name="Table2.C1">
              <text:p text:style-name="P27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6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9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21"/>
      </text:section>
      <text:section text:style-name="Sect1" text:name="Section Matriz 1">
        <text:p text:style-name="P18"><text:span text:style-name="T8"/><text:change-end text:change-id="ct67087584"/><text:span text:style-name="T8">SISTEMA A MUESTREAR: </text:span><text:span text:style-name="T10">Sedimento Marino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5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6">Parámetros a contratar</text:p>
            </table:table-cell>
            <table:table-cell office:value-type="string" table:style-name="Table2.C1">
              <text:p text:style-name="P27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6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9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  <text:p text:style-name="P21"/>
      </text:section>
      <text:section text:style-name="Sect1" text:name="Section Equipos">
        <text:p text:style-name="P31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8">Cantidad</text:p>
            </table:table-cell>
            <table:table-cell office:value-type="string" table:style-name="Table5.B1">
              <text:p text:style-name="P28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</text:p>
            </table:table-cell>
            <table:table-cell office:value-type="string" table:style-name="Table5.B2">
              <text:p text:style-name="P7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Draga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0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37:55.944603151</dc:date>
    <meta:editing-duration>PT23H25M43S</meta:editing-duration>
    <meta:editing-cycles>101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